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15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6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able-cell-properties fo:background-color="#99ffff"/>
      <style:text-properties fo:color="#000000"/>
    </style:style>
    <style:style style:name="ce19" style:family="table-cell" style:parent-style-name="Default">
      <style:table-cell-properties fo:background-color="#99ffff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1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Claim recipts</text:p>
          </table:table-cell>
          <table:covered-table-cell table:number-columns-repeated="6" table:style-name="ce4"/>
          <table:table-cell table:style-name="ce12" office:value-type="string" calcext:value-type="string">
            <text:p>LimFire: Tidy Cod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Join Union</text:p>
          </table:table-cell>
          <table:covered-table-cell table:number-columns-repeated="6" table:style-name="ce4"/>
          <table:table-cell table:style-name="ce12" office:value-type="string" calcext:value-type="string">
            <text:p>LimFire: Write up model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2" office:value-type="string" calcext:value-type="string">
            <text:p>LimFire: Send Yannis cde, model descrption and data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LimFIRE: co-authors meeting, september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4"/>
          <table:table-cell table:style-name="ce13" table:number-columns-spanned="7" table:number-rows-spanned="1"/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Firemip: No devtools workaround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/>
          <table:table-cell table:style-name="ce4" table:number-columns-repeated="6"/>
          <table:table-cell table:style-name="ce12" office:value-type="string" calcext:value-type="string">
            <text:p>FireMip: TM2 repo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Citrix</text:p>
          </table:table-cell>
          <table:covered-table-cell table:number-columns-repeated="6" table:style-name="ce4"/>
          <table:table-cell table:style-name="ce15" table:number-columns-spanned="7" table:number-rows-spanned="1"/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Benchmark Metrics packag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Enter other races</text:p>
          </table:table-cell>
          <table:table-cell table:style-name="ce4" table:number-columns-repeated="6"/>
          <table:table-cell table:style-name="ce16" table:number-columns-spanned="7" table:number-rows-spanned="1"/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Stephan Card</text:p>
          </table:table-cell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http://www.sealthreinhold.com/school/tuftes-rules/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Fred Card</text:p>
          </table:table-cell>
          <table:table-cell table:style-name="ce7" table:number-columns-repeated="6"/>
          <table:table-cell table:style-name="ce15" office:value-type="string" calcext:value-type="string" table:number-columns-spanned="7" table:number-rows-spanned="1">
            <text:p>http://flowingdata.com/2010/07/22/7-basic-rules-for-making-charts-and-graphs/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5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15"/>
          <table:table-cell table:style-name="ce22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8" office:value-type="string" calcext:value-type="string">
            <text:p>RS paper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9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cv maker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scholar grab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 style:data-style-name="N2" text:time-value="09:13:07.997763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8-23T11:18:52.474070177</dc:date>
    <meta:editing-duration>P75DT13H45M57S</meta:editing-duration>
    <meta:editing-cycles>127</meta:editing-cycles>
    <meta:generator>LibreOffice/4.3.7.2$Linux_X86_64 LibreOffice_project/430$Build-2</meta:generator>
    <meta:document-statistic meta:table-count="2" meta:cell-count="36" meta:object-count="0"/>
  </office:meta>
</office:document-meta>
</file>